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elemento químico</text:p>
      <text:p text:style-name="Standard">- 2 elementos e ligação química (simples, dupla)</text:p>
      <text:p text:style-name="Standard">- experimentos com Arduino: revisitando a semente; ferro e aspirina; pilha eletroquímica, vitamina C e iodo; transporte em membrana; fermentação e energia; crescimento claro/escuro de planta; repolho roxo e pH (vide abaixo)</text:p>
      <text:p text:style-name="Standard">- p49, 3o. Bimestre, 3o. ano - uma ótima explicação sobre os códigos do BNCC e Taxonomia de Bloom e </text:p>
      <text:p text:style-name="Standard"/>
      <text:p text:style-name="Standard">1o. BIMESTRE</text:p>
      <text:p text:style-name="Standard">1oAno</text:p>
      <text:p text:style-name="Standard"/>
      <text:p text:style-name="Standard">Química</text:p>
      <text:p text:style-name="Standard">- átomos (sugestão: nomes e cores)</text:p>
      <text:p text:style-name="Standard"/>
      <text:p text:style-name="Standard">Biologia</text:p>
      <text:p text:style-name="Standard">- Oparin - CH4, H2O, H2, NH3</text:p>
      <text:p text:style-name="Standard"/>
      <text:p text:style-name="Standard">Física</text:p>
      <text:p text:style-name="Standard">- grandezas, conversões (distância, tempo)</text:p>
      <text:p text:style-name="Standard">- veloc. e distância; p.134</text:p>
      <text:p text:style-name="Standard">- aceleração; p.136</text:p>
      <text:p text:style-name="Standard">- distância e área; p.137</text:p>
      <text:p text:style-name="Standard"/>
      <text:p text:style-name="Standard">********</text:p>
      <text:p text:style-name="Standard"/>
      <text:p text:style-name="Standard">2o. Ano</text:p>
      <text:p text:style-name="Standard"/>
      <text:p text:style-name="Standard">Biologia</text:p>
      <text:p text:style-name="Standard">- mapa e biomas brasileiros (sugestão: mapa e biodiversidade)</text:p>
      <text:p text:style-name="Standard"/>
      <text:p text:style-name="Standard">Física</text:p>
      <text:p text:style-name="Standard">- conversão de graus C, F, K; p.36</text:p>
      <text:p text:style-name="Standard"><text:tab/>Tc/5 = (Tf-32)/9</text:p>
      <text:p text:style-name="Standard"><text:tab/>Tk = Tc + 273</text:p>
      <text:p text:style-name="Standard">- calorimetria e capacidade calorífica (Q=m c DeltaT)</text:p>
      <text:p text:style-name="Standard">- dilatação liner, superficial e volumétrica; p.52</text:p>
      <text:p text:style-name="Standard"/>
      <text:p text:style-name="Standard">Química</text:p>
      <text:p text:style-name="Standard">- Inorgânica: ácidos e bases (ácido sulfúrico, ácido clorídrico, ácido nítrico, hidróxido de sódio,</text:p>
      <text:p text:style-name="Standard">hidróxido de cálcio e hidróxido de amônio), sais (cloreto de sódio, carbonato de sódio, hipoclorito de</text:p>
      <text:p text:style-name="Standard">sódio, carbonato de sódio), óxidos (óxido de cálcio e dióxido de carbono)</text:p>
      <text:p text:style-name="Standard">- Experimento 3 – Uma Proposta de Aula Experimental de Química para o Ensino Básico</text:p>
      <text:p text:style-name="Standard">Utilizando Bioensaios com Grãos de Feijão (Phaseolos vulgaris); p69</text:p>
      <text:p text:style-name="Standard">- Experimento 4 – Aplicação de princípios de Química Verde em experimentos didáticos: um</text:p>
      <text:p text:style-name="Standard">reagente de baixo custo e ambientalmente seguro para detecção de íons ferro em água; p71 (detecção complexação de Fe com aspirina !!!!!)</text:p>
      <text:p text:style-name="Standard">- Experimento 01 - Experimentos sobre pilhas e a composição dos solos; p76 (pilha eletroquímica com materiais baratos)</text:p>
      <text:p text:style-name="Standard"><text:soft-page-break/></text:p>
      <text:p text:style-name="Standard">**********************</text:p>
      <text:p text:style-name="Standard"/>
      <text:p text:style-name="Standard">3o. Ano</text:p>
      <text:p text:style-name="Standard"/>
      <text:p text:style-name="Standard">Biologia</text:p>
      <text:p text:style-name="Standard">- gráfico de saneamento nas 5 regiões do país (2009-2018) - leaflet</text:p>
      <text:p text:style-name="Standard"/>
      <text:p text:style-name="Standard">Física</text:p>
      <text:p text:style-name="Standard">- força eletrostática (F = ko * (Q1*Q2)/d^2); p24 e p26</text:p>
      <text:p text:style-name="Standard">- tensão de bateria e campo elétrico; p33</text:p>
      <text:p text:style-name="Standard">- campo elétrico; p79 (E = (ko*Q)/d^2; E=F/q)</text:p>
      <text:p text:style-name="Standard"/>
      <text:p text:style-name="Standard">Química</text:p>
      <text:p text:style-name="Standard">- Funções orgânicas oxigenadas:</text:p>
      <text:p text:style-name="Standard">álcool (etanol, etilenoglicol, propan-1-ol, ciclopentanol, álcool isopropílico), fenol (polifenol-resveratrol, metoxibenzeno, éter fenílico), cetona (propanona, ciclopentanona), aldeído (acetaldeído, formaldeído, propanal), ác. carboxílico (ác. acetilsalicílico, ácido ascórbico, ácido benzoico, ácido oxálico, ácido cítrico, ácido fórmico), ésteres (flavorizantes (acetato de pentila-pêra, etanoato de octila-laranja, heptanoato de etila-vinho, acetato de etila-menta)</text:p>
      <text:p text:style-name="Standard">, éter (etílico, sulfúrico); p40 em diante, açúcares (maltose, glicose)</text:p>
      <text:p text:style-name="Standard">- Atividade Experimental: À Procura da vitamina C; <text:s/>p52 (semiquanti)</text:p>
      <text:p text:style-name="Standard"/>
      <text:p text:style-name="Standard">##########################################################3</text:p>
      <text:p text:style-name="Standard"/>
      <text:p text:style-name="Standard">2. BIMESTRE</text:p>
      <text:p text:style-name="Standard"/>
      <text:p text:style-name="Standard">1o. Ano</text:p>
      <text:p text:style-name="Standard"/>
      <text:p text:style-name="Standard">Biologia</text:p>
      <text:p text:style-name="Standard">- glicídios, lipídios e proteínas; p23-27 - experimentos simples de identificação</text:p>
      <text:p text:style-name="Standard"/>
      <text:p text:style-name="Standard">Física</text:p>
      <text:p text:style-name="Standard">- MRUV, força gravitacional e 2a. Lei de Newton</text:p>
      <text:p text:style-name="Standard">- força de atrito e equação; p45</text:p>
      <text:p text:style-name="Standard">- MCU, mov. circular uniforme e equações; p48</text:p>
      <text:p text:style-name="Standard"/>
      <text:p text:style-name="Standard">Química</text:p>
      <text:p text:style-name="Standard">- Experimento de condutividade elétrica simples; p66 e p70 (substâncias)</text:p>
      <text:p text:style-name="Standard">- geometria de moléculas e polaridade; p73</text:p>
      <text:p text:style-name="Standard">- forças intermoleculares (London, dipolo-dipolo, ligações H)</text:p>
      <text:p text:style-name="Standard"/>
      <text:p text:style-name="Standard">*************</text:p>
      <text:p text:style-name="Standard"/>
      <text:p text:style-name="Standard">2. ANO</text:p>
      <text:p text:style-name="Standard"/>
      <text:p text:style-name="Standard">Biologia</text:p>
      <text:p text:style-name="Standard">- Cladograma e relações entre espécies; p10-15</text:p>
      <text:p text:style-name="Standard"/>
      <text:p text:style-name="Standard"><text:soft-page-break/>Física</text:p>
      <text:p text:style-name="Standard">- Estudo de gases e transformações iso (bárica, térmica, volumétrica); p27</text:p>
      <text:p text:style-name="Standard">- Equivalente mecânico do calor; p32</text:p>
      <text:p text:style-name="Standard">- 1a. Lei Termodinâmica (DeltaU= Q - T; p34</text:p>
      <text:p text:style-name="Standard">- máquina térmica e refrigerador (com equações na imagem); p39</text:p>
      <text:p text:style-name="Standard">- 2a. Lei (pouca coisa); p39</text:p>
      <text:p text:style-name="Standard"/>
      <text:p text:style-name="Standard">Química</text:p>
      <text:p text:style-name="Standard">- Entalpia; p44</text:p>
      <text:p text:style-name="Standard">- Lei de Hess e equação; p45</text:p>
      <text:p text:style-name="Standard">- valor energético dos alimentos; p46</text:p>
      <text:p text:style-name="Standard">- cinética de decomposição de reagente e gráfico; p52 (legal pra animação o simulação)</text:p>
      <text:p text:style-name="Standard"/>
      <text:p text:style-name="Standard">************</text:p>
      <text:p text:style-name="Standard"/>
      <text:p text:style-name="Standard">3o. ANO</text:p>
      <text:p text:style-name="Standard"/>
      <text:p text:style-name="Standard">Biologia</text:p>
      <text:p text:style-name="Standard">- mapa conceitual e sistema nervoso - ideias pra Cmap Tools; p9</text:p>
      <text:p text:style-name="Standard">- mapa conceit. e sist. endócrino; p23</text:p>
      <text:p text:style-name="Standard"/>
      <text:p text:style-name="Standard">Física</text:p>
      <text:p text:style-name="Standard">- circuito e fluxo elétrico (ideia pra Thinkercad ou similar); p32</text:p>
      <text:p text:style-name="Standard">- corrente (1A= 1C/s); p34</text:p>
      <text:p text:style-name="Standard">- medida de corrente (uso de multímetro ou simulação); p35</text:p>
      <text:p text:style-name="Standard">- resistência elétrica; p38 e p41</text:p>
      <text:p text:style-name="Standard">- Chat GPT !!! ; p39 </text:p>
      <text:p text:style-name="Standard">- resistência e resistividade elétrica (R = (p*L)/A); p42</text:p>
      <text:p text:style-name="Standard">- resistores; p43</text:p>
      <text:p text:style-name="Standard">- 1a. (i=V/R) e 2a. (R=V/i) Leis de Ohm; p44</text:p>
      <text:p text:style-name="Standard">- associação de resistores e equações; p49</text:p>
      <text:p text:style-name="Standard">- potência elétrica (P = E/t); p50</text:p>
      <text:p text:style-name="Standard"/>
      <text:p text:style-name="Standard">Química</text:p>
      <text:p text:style-name="Standard">- Glicólise (desenho); p56</text:p>
      <text:p text:style-name="Standard"/>
      <text:p text:style-name="Standard">- cálculo de gasto de energia elétrica (tabela); p50</text:p>
      <text:p text:style-name="Standard"/>
      <text:p text:style-name="Standard">###############################################3</text:p>
      <text:p text:style-name="Standard"/>
      <text:p text:style-name="Standard">3o. BIMESTRE</text:p>
      <text:p text:style-name="Standard"/>
      <text:p text:style-name="Standard">1o. Ano</text:p>
      <text:p text:style-name="Standard"/>
      <text:p text:style-name="Standard">Biologia</text:p>
      <text:p text:style-name="Standard">- transporte de membrana (ideia pra Arduino); p67</text:p>
      <text:p text:style-name="Standard">- fermentação e produção de energia (CO2 e elástico); p12</text:p>
      <text:p text:style-name="Standard">- respiração celular; p12</text:p>
      <text:p text:style-name="Standard">- fotossíntese; p14</text:p>
      <text:p text:style-name="Standard"><text:soft-page-break/>- ideia de prática (Arduino): crescimento de Elodea no claro e no escuro</text:p>
      <text:p text:style-name="Standard"/>
      <text:p text:style-name="Standard">Física</text:p>
      <text:p text:style-name="Standard">- Equação da Lei da Gravitação Universal (F = G*(M*m)/d^2); p31</text:p>
      <text:p text:style-name="Standard">- Potência, trabalho e força (P=Trab/tempo); p43</text:p>
      <text:p text:style-name="Standard"/>
      <text:p text:style-name="Standard">Química</text:p>
      <text:p text:style-name="Standard">- Avogadro, mol e comparação interessante da magnitude (cálculo, pães comidos)</text:p>
      <text:p text:style-name="Standard"/>
      <text:p text:style-name="Standard">************</text:p>
      <text:p text:style-name="Standard"/>
      <text:p text:style-name="Standard">2o. Ano</text:p>
      <text:p text:style-name="Standard"/>
      <text:p text:style-name="Standard">Biologia</text:p>
      <text:p text:style-name="Standard">- Moneras e protistas (nada perceptível)</text:p>
      <text:p text:style-name="Standard"/>
      <text:p text:style-name="Standard">Física</text:p>
      <text:p text:style-name="Standard">- Óptica geométrica (várias simulações do PHET</text:p>
      <text:p text:style-name="Standard"/>
      <text:p text:style-name="Standard">Química</text:p>
      <text:p text:style-name="Standard">- Experimento - repolho roxo e pH (Arduino); p60</text:p>
      <text:p text:style-name="Standard">- mapa conceitual e petróleo; p74 (apenas sugestão)</text:p>
      <text:p text:style-name="Standard">- mapa conceitual de cadeias carbônicas; p78</text:p>
      <text:p text:style-name="Standard">- mapa mundi de reserva de petróleo (sugestão leaflet)</text:p>
      <text:p text:style-name="Standard"/>
      <text:p text:style-name="Standard"/>
      <text:p text:style-name="Standard">***********</text:p>
      <text:p text:style-name="Standard"/>
      <text:p text:style-name="Standard">3o. Ano</text:p>
      <text:p text:style-name="Standard"/>
      <text:p text:style-name="Standard">Biologia</text:p>
      <text:p text:style-name="Standard">- Sistemas (reprodutor, renal)</text:p>
      <text:p text:style-name="Standard"/>
      <text:p text:style-name="Standard">Física</text:p>
      <text:p text:style-name="Standard">- magnetismo e imã; p26</text:p>
      <text:p text:style-name="Standard">- campo magnético e espira circular (regra da mão direita); p31</text:p>
      <text:p text:style-name="Standard">- eq. campo magnético (B=(uo*N*i)/L); p32 e p35</text:p>
      <text:p text:style-name="Standard">- atividade prática: motor elétrico simples; p33</text:p>
      <text:p text:style-name="Standard">- Lei de Faraday e lâmpada; p38</text:p>
      <text:p text:style-name="Standard">- indução eletromagnética; p40</text:p>
      <text:p text:style-name="Standard"/>
      <text:p text:style-name="Standard">Química</text:p>
      <text:p text:style-name="Standard">- reações químicas (nitração do benzeno); p48 e p57(impactos)</text:p>
      <text:p text:style-name="Standard">- reações químicas (Oxidação de Álcoois a Aldeídos, Oxidação de Álcoois a Ácidos Carboxílicos, Obtenção do álcoois e da cetonas a partir da oxidação de alcenos); p54</text:p>
      <text:p text:style-name="Standard">- sabões e micelas; p63</text:p>
      <text:p text:style-name="Standard">- Química Verde, sustentabilidade e DDT; p67S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Arial Unicode MS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Arial Unicode MS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4pt" style:font-name-asian="Arial Unicode MS" style:font-family-asian="'Arial Unicode MS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6:52:55.176497265</meta:creation-date>
    <dc:date>2024-08-08T16:53:30.273455285</dc:date>
    <meta:editing-duration>PT39S</meta:editing-duration>
    <meta:editing-cycles>1</meta:editing-cycles>
    <meta:document-statistic meta:table-count="0" meta:image-count="0" meta:object-count="0" meta:page-count="5" meta:paragraph-count="136" meta:word-count="872" meta:character-count="5549" meta:non-whitespace-character-count="4805"/>
    <meta:generator>LibreOffice/7.6.7.2$Linux_X86_64 LibreOffice_project/dd47e4b30cb7dab30588d6c79c651f218165e3c5</meta:generator>
  </office:meta>
</office:document-meta>
</file>